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09cm" fo:min-width="10.295cm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10.295cm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32cm" fo:min-width="10.295cm"/>
    </style:style>
    <style:style style:name="gr4" style:family="graphic" style:parent-style-name="standard">
      <style:graphic-properties draw:stroke="dash" draw:stroke-dash="Ultrafine_20_Dotted_20__28_var_29_" svg:stroke-width="0.152cm" svg:stroke-color="#000000" draw:marker-start-width="0.356cm" draw:marker-end-width="0.35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min-height="1.159cm" fo:min-width="10.195cm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274cm" fo:min-width="0.951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09cm" fo:min-width="1.4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07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759cm"/>
    </style:style>
    <style:style style:name="gr11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09cm" fo:min-width="1.405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5cm" fo:min-width="0.538cm"/>
    </style:style>
    <style:style style:name="gr13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1.274cm" fo:min-width="0.53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4.9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7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34cm" fo:min-width="4.631cm"/>
    </style:style>
    <style:style style:name="gr18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 fo:min-height="2.163cm" fo:min-width="4.631cm"/>
    </style:style>
    <style:style style:name="gr1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 fo:min-height="2.263cm" fo:min-width="17.5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21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7cm" fo:min-width="6.33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1cm" fo:min-width="17.53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6.771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standard">
      <style:graphic-properties draw:stroke="none" svg:stroke-color="#000000" draw:fill="solid" draw:fill-color="#ffffff" fo:min-height="1.889cm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2cm" fo:min-width="2.374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88cm" fo:min-width="2.374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97cm" fo:min-width="2.3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1.459cm" svg:x="10.166cm" svg:y="14.527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0.795cm" svg:height="1.524cm" svg:x="10.166cm" svg:y="7.397cm">
          <text:p text:style-name="P1"><text:span text:style-name="T1">Memory Mapped I/O <text:s text:c="3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10.795cm" svg:height="1.482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10.795cm" svg:height="1.524cm" svg:x="10.144cm" svg:y="8.921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463cm" svg:x1="15.541cm" svg:y1="10.445cm" svg:x2="15.563cm" svg:y2="11.456cm" draw:start-shape="id1" draw:start-glue-point="2" draw:end-shape="id2" draw:end-glue-point="0" svg:d="M15541 10445v969h22v42" svg:viewBox="0 0 23 1012">
          <text:p/>
        </draw:connector>
        <draw:custom-shape draw:style-name="gr5" draw:text-style-name="P3" draw:layer="layout" svg:width="10.795cm" svg:height="1.509cm" svg:x="10.166cm" svg:y="12.953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1.451cm" svg:height="1.524cm" svg:x="10.193cm" svg:y="12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4" draw:id="id4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xml:id="id3" draw:id="id3" draw:layer="layout" svg:width="4.574cm" svg:height="1.195cm" svg:x="21.926cm" svg:y="14.664cm">
          <draw:text-box>
            <text:p><text:span text:style-name="T2">App code</text:span></text:p>
          </draw:text-box>
        </draw:frame>
        <draw:connector draw:style-name="gr9" draw:text-style-name="P1" draw:layer="layout" draw:type="lines" draw:line-skew="0.502cm" svg:x1="21.926cm" svg:y1="15.261cm" svg:x2="19.603cm" svg:y2="15.256cm" draw:start-shape="id3" draw:start-glue-point="3" draw:end-shape="id4" draw:end-glue-point="1" svg:d="M21926 15261h2l-1825-5h-500" svg:viewBox="0 0 2326 6">
          <text:p/>
        </draw:connector>
        <draw:frame draw:style-name="gr10" draw:text-style-name="P4" xml:id="id5" draw:id="id5" draw:layer="layout" svg:width="6.259cm" svg:height="2.139cm" svg:x="2.524cm" svg:y="11.942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9" draw:text-style-name="P1" draw:layer="layout" draw:type="lines" svg:x1="8.783cm" svg:y1="13.011cm" svg:x2="10.193cm" svg:y2="13.7cm" draw:start-shape="id5" draw:start-glue-point="1" draw:end-shape="id6" draw:end-glue-point="3" svg:d="M8783 13011h500l408 689h502" svg:viewBox="0 0 1411 690">
          <text:p/>
        </draw:connector>
        <draw:custom-shape draw:style-name="gr11" draw:text-style-name="P1" draw:layer="layout" svg:width="1.905cm" svg:height="1.459cm" svg:x="17.698cm" svg:y="14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038cm" svg:height="1.505cm" svg:x="19.796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8" draw:id="id8" draw:layer="layout" svg:width="1.038cm" svg:height="1.524cm" svg:x="19.796cm" svg:y="7.39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xml:id="id7" draw:id="id7" draw:layer="layout" svg:width="3.177cm" svg:height="1.343cm" svg:x="21.953cm" svg:y="7.477cm">
          <draw:text-box>
            <text:p><text:span text:style-name="T2">TRNG</text:span></text:p>
          </draw:text-box>
        </draw:frame>
        <draw:connector draw:style-name="gr9" draw:text-style-name="P1" draw:layer="layout" draw:type="lines" svg:x1="21.953cm" svg:y1="8.148cm" svg:x2="20.834cm" svg:y2="8.159cm" draw:start-shape="id7" draw:start-glue-point="3" draw:end-shape="id8" draw:end-glue-point="1" svg:d="M21953 8148h-500l-118 11h-501" svg:viewBox="0 0 1120 12">
          <text:p/>
        </draw:connector>
        <draw:frame draw:style-name="gr15" draw:text-style-name="P4" draw:layer="layout" svg:width="5.428cm" svg:height="2.794cm" svg:x="5.015cm" svg:y="15.097cm">
          <draw:text-box>
            <text:p><text:span text:style-name="T2">low address</text:span></text:p>
          </draw:text-box>
        </draw:frame>
        <draw:frame draw:style-name="gr16" draw:text-style-name="P4" draw:layer="layout" svg:width="5.428cm" svg:height="1.332cm" svg:x="4.716cm" svg:y="6.969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7" draw:text-style-name="P5" xml:id="id14" draw:id="id14" draw:layer="layout" svg:width="5.131cm" svg:height="2.384cm" svg:x="15.137cm" svg:y="6.9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xml:id="id13" draw:id="id13" draw:layer="layout" svg:width="5.131cm" svg:height="2.413cm" svg:x="8.82cm" svg:y="7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xml:id="id10" draw:id="id10" draw:layer="layout" svg:width="18.034cm" svg:height="2.513cm" svg:x="8.747cm" svg:y="11.6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2.242cm" svg:height="1.195cm" svg:x="5.362cm" svg:y="12.632cm">
          <draw:text-box>
            <text:p><text:span text:style-name="T2">Rust</text:span></text:p>
          </draw:text-box>
        </draw:frame>
        <draw:connector draw:style-name="gr9" draw:text-style-name="P5" draw:layer="layout" draw:line-skew="0.064cm -0.034cm" svg:x1="7.604cm" svg:y1="13.229cm" svg:x2="17.764cm" svg:y2="11.695cm" draw:start-shape="id9" draw:start-glue-point="1" draw:end-shape="id10" draw:end-glue-point="0" svg:d="M7604 13229h635v-2070h9525v536" svg:viewBox="0 0 10161 2071">
          <text:p/>
        </draw:connector>
        <draw:custom-shape draw:style-name="gr18" draw:text-style-name="P5" xml:id="id12" draw:id="id12" draw:layer="layout" svg:width="5.131cm" svg:height="2.413cm" svg:x="21.562cm" svg:y="7.796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8.747cm" svg:y1="10.652cm" svg:x2="26.781cm" svg:y2="10.652cm">
          <text:p/>
        </draw:line>
        <draw:frame draw:style-name="gr22" draw:text-style-name="P3" draw:layer="layout" svg:width="6.839cm" svg:height="1.397cm" svg:x="2.016cm" svg:y="10.017cm">
          <draw:text-box>
            <text:p text:style-name="P1"><text:span text:style-name="T2">Syscall Interface</text:span></text:p>
          </draw:text-box>
        </draw:frame>
        <draw:custom-shape draw:style-name="gr23" draw:text-style-name="P3" draw:layer="layout" svg:width="18.034cm" svg:height="1.281cm" svg:x="8.747cm" svg:y="14.197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24" draw:text-style-name="P4" xml:id="id11" draw:id="id11" draw:layer="layout" svg:width="7.741cm" svg:height="1.195cm" svg:x="1.176cm" svg:y="5.699cm">
          <draw:text-box>
            <text:p><text:span text:style-name="T2">Hardware Sandbox</text:span></text:p>
          </draw:text-box>
        </draw:frame>
        <draw:connector draw:style-name="gr25" draw:text-style-name="P5" draw:layer="layout" svg:x1="8.917cm" svg:y1="6.296cm" svg:x2="24.127cm" svg:y2="7.796cm" draw:start-shape="id11" draw:start-glue-point="1" draw:end-shape="id12" draw:end-glue-point="0" svg:d="M8917 6296h15210v1500" svg:viewBox="0 0 15211 1501">
          <text:p/>
        </draw:connector>
        <draw:connector draw:style-name="gr25" draw:text-style-name="P5" draw:layer="layout" svg:x1="8.917cm" svg:y1="6.296cm" svg:x2="11.385cm" svg:y2="7.796cm" draw:start-shape="id11" draw:start-glue-point="1" draw:end-shape="id13" draw:end-glue-point="0" svg:d="M8917 6296h2468v1500" svg:viewBox="0 0 2469 1501">
          <text:p/>
        </draw:connector>
        <draw:connector draw:style-name="gr25" draw:text-style-name="P5" draw:layer="layout" svg:x1="8.917cm" svg:y1="6.296cm" svg:x2="17.702cm" svg:y2="6.907cm" draw:start-shape="id11" draw:start-glue-point="1" draw:end-shape="id14" draw:end-glue-point="0" svg:d="M8917 6296h8785v611" svg:viewBox="0 0 8786 612">
          <text:p/>
        </draw:connector>
        <draw:frame draw:style-name="gr26" draw:text-style-name="P6" draw:layer="layout" svg:width="10.176cm" svg:height="2.139cm" svg:x="13.046cm" svg:y="11.877cm">
          <draw:text-box>
            <text:p text:style-name="P1"><text:span text:style-name="T3">Device Drivers</text:span></text:p>
            <text:p text:style-name="P1"><text:span text:style-name="T3">(Rust language sandbox)</text:span></text:p>
          </draw:text-box>
        </draw:frame>
        <draw:custom-shape draw:style-name="gr27" draw:text-style-name="P6" draw:layer="layout" svg:width="4.064cm" svg:height="2.024cm" svg:x="9.382cm" svg:y="7.985cm">
          <text:p text:style-name="P1"><text:span text:style-name="T3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6" draw:layer="layout" svg:width="4.064cm" svg:height="2.032cm" svg:x="15.743cm" svg:y="7.096cm">
          <text:p text:style-name="P1"><text:span text:style-name="T3">App1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6" draw:layer="layout" svg:width="4.064cm" svg:height="1.905cm" svg:x="22.204cm" svg:y="8.039cm">
          <text:p text:style-name="P1"><text:span text:style-name="T3">App1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7:44:32.246284050</dc:date>
    <meta:editing-duration>PT5H42M27S</meta:editing-duration>
    <meta:editing-cycles>14</meta:editing-cycles>
    <meta:generator>LibreOffice/4.3.4.1$Linux_X86_64 LibreOffice_project/430$Build-1</meta:generator>
    <meta:print-date>2015-01-09T17:27:58.526534406</meta:print-date>
    <meta:document-statistic meta:object-count="36"/>
  </office:meta>
</office:document-meta>
</file>